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10pt" officeooo:rsid="00175f92" officeooo:paragraph-rsid="00048d42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FreeSerif" fo:font-size="10pt" officeooo:rsid="00175f92" officeooo:paragraph-rsid="00048d42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2pt" fo:font-weight="bold" officeooo:rsid="00175f92" officeooo:paragraph-rsid="00048d4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2pt" officeooo:rsid="00175f92" officeooo:paragraph-rsid="00048d42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style:font-name="FreeSerif" fo:font-size="10pt" officeooo:rsid="00175f92" officeooo:paragraph-rsid="00048d42" style:font-size-asian="8.75pt" style:font-size-complex="10pt"/>
    </style:style>
    <style:style style:name="P6" style:family="paragraph" style:parent-style-name="Text_20_body" style:list-style-name="L1">
      <style:paragraph-properties fo:padding="0.0193in" fo:border="0.06pt solid #d9d9e3"/>
      <style:text-properties style:font-name="FreeSerif" fo:font-size="12pt" officeooo:paragraph-rsid="00048d42" style:font-size-asian="12pt" style:font-size-complex="12pt"/>
    </style:style>
    <style:style style:name="P7" style:family="paragraph" style:parent-style-name="Text_20_body" style:list-style-name="L1">
      <style:paragraph-properties fo:padding="0.0193in" fo:border="0.06pt solid #d9d9e3"/>
      <style:text-properties style:font-name="FreeSerif" fo:font-size="12pt" officeooo:rsid="00175f92" officeooo:paragraph-rsid="00048d42" style:font-size-asian="12pt" style:font-size-complex="12pt"/>
    </style:style>
    <style:style style:name="P8" style:family="paragraph" style:parent-style-name="Text_20_body" style:list-style-name="L1">
      <style:paragraph-properties fo:padding="0.0193in" fo:border="0.06pt solid #d9d9e3"/>
      <style:text-properties style:font-name="FreeSerif" officeooo:paragraph-rsid="00048d42"/>
    </style:style>
    <style:style style:name="P9" style:family="paragraph" style:parent-style-name="Text_20_body" style:list-style-name="L3">
      <style:paragraph-properties fo:padding="0.0193in" fo:border="0.06pt solid #d9d9e3"/>
      <style:text-properties style:font-name="FreeSerif" officeooo:paragraph-rsid="00048d42"/>
    </style:style>
    <style:style style:name="P10" style:family="paragraph" style:parent-style-name="Text_20_body" style:list-style-name="L3">
      <style:paragraph-properties fo:padding="0.0193in" fo:border="0.06pt solid #d9d9e3"/>
      <style:text-properties officeooo:paragraph-rsid="00048d42"/>
    </style:style>
    <style:style style:name="P11" style:family="paragraph" style:parent-style-name="Text_20_body" style:list-style-name="L4">
      <style:paragraph-properties fo:padding="0.0193in" fo:border="0.06pt solid #d9d9e3"/>
    </style:style>
    <style:style style:name="P12" style:family="paragraph" style:parent-style-name="Text_20_body" style:list-style-name="L5">
      <style:paragraph-properties fo:padding="0.0193in" fo:border="0.06pt solid #d9d9e3"/>
    </style:style>
    <style:style style:name="P13" style:family="paragraph" style:parent-style-name="Text_20_body" style:list-style-name="L6">
      <style:paragraph-properties fo:padding="0.0193in" fo:border="0.06pt solid #d9d9e3"/>
    </style:style>
    <style:style style:name="T1" style:family="text">
      <style:text-properties officeooo:rsid="00175f92"/>
    </style:style>
    <style:style style:name="T2" style:family="text">
      <style:text-properties fo:font-size="10pt" officeooo:rsid="00175f92" style:font-size-asian="8.75pt" style:font-size-complex="10pt"/>
    </style:style>
    <style:style style:name="T3" style:family="text">
      <style:text-properties style:font-name="FreeSerif"/>
    </style:style>
    <style:style style:name="T4" style:family="text">
      <style:text-properties officeooo:rsid="00048d4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TIVIDADE 0<text:span text:style-name="T4">2</text:span></text:p>
      <text:p text:style-name="P3">ADMINISTRAÇÃO DE RECURSOS HUMANOS</text:p>
      <text:p text:style-name="P4"/>
      <text:p text:style-name="P2">Nome: MATEUS HENRIQUE SOUZA SILVA</text:p>
      <text:p text:style-name="P2">Matrícula: 2020006841</text:p>
      <text:p text:style-name="P1"/>
      <text:p text:style-name="P5"/>
      <text:list xml:id="list2587206106" text:style-name="L1">
        <text:list-item>
          <text:p text:style-name="P7">De acordo com os autores, a digitalização está levando a uma mudança no sistema sociotécnico, que é a interação entre pessoas, tecnologia e organização. As interfaces entre esses elementos estão mudando, e a tecnologia está se tornando mais autônoma, enquanto as pessoas estão tendo que se adaptar a novas formas de trabalhar. Isso leva a mudanças na organização do trabalho e nas competências necessárias para desempenhar as funções.</text:p>
        </text:list-item>
        <text:list-item text:style-override="L4">
          <text:p text:style-name="P11">Os autores mencionam que a digitalização abre novas oportunidades para redesenhar o trabalho e os processos de produção. Por exemplo, a automação pode permitir que as tarefas repetitivas sejam realizadas por máquinas, liberando os trabalhadores para tarefas mais complexas que exigem habilidades humanas, como criatividade e solução de problemas.</text:p>
        </text:list-item>
        <text:list-item text:style-override="L4">
          <text:p text:style-name="P11">Os autores identificam quatro campos de tensão para os trabalhadores diante da digitalização:</text:p>
        </text:list-item>
      </text:list>
      <text:list xml:id="list861845281" text:style-name="L6">
        <text:list-item>
          <text:p text:style-name="P13"><text:s/>Empobrecimento do trabalho: à medida que as tarefas repetitivas são automatizadas, as habilidades e competências necessárias para executá-las são desvalorizadas, levando a uma diminuição da qualidade do trabalho.</text:p>
        </text:list-item>
        <text:list-item>
          <text:p text:style-name="P13">Perda do conhecimento tácito: a automação pode levar à perda do conhecimento tácito, que é o conhecimento adquirido através da experiência e da prática. Esse tipo de conhecimento é importante para a realização de tarefas complexas que exigem julgamento e intuição.</text:p>
        </text:list-item>
        <text:list-item>
          <text:p text:style-name="P13">Opressão digital: a digitalização pode levar a uma maior pressão sobre os trabalhadores, que precisam se adaptar rapidamente a novas tecnologias e estar disponíveis 24 horas por dia, 7 dias por semana.</text:p>
        </text:list-item>
        <text:list-item>
          <text:p text:style-name="P13">Risco de substituição: à medida que a tecnologia se torna mais autônoma, há o risco de que os trabalhadores sejam substituídos por máquinas. Isso pode levar a uma perda de empregos e a uma maior precarização do trabalho.</text:p>
        </text:list-item>
      </text:list>
      <text:list xml:id="list768558452" text:style-name="L5">
        <text:list-item>
          <text:p text:style-name="P12">Os autores mencionam que as transformações nas organizações incluem uma maior flexibilidade e adaptabilidade para lidar com as mudanças tecnológicas e de mercado, bem como uma maior descentralização e autonomia para os trabalhadores. As organizações também estão se tornando mais colaborativas e menos hierárquicas, o que exige habilidades de comunicação e trabalho em equipe dos trabalhadores.</text:p>
        </text:list-item>
        <text:list-item>
          <text:p text:style-name="P12">Os autores mencionam que as transformações nos mercados de trabalho e na sociedade incluem a substituição de trabalhadores por máquinas, o que pode levar a uma redução de postos de trabalho e a uma maior precarização do trabalho. Isso pode levar a uma maior desigualdade social e a uma maior pressão sobre os sistemas de proteção social. Os trabalhadores também precisam se adaptar a novas formas de trabalho, incluindo o trabalho remoto e a economia sob demanda. Isso exige habilidades de autogestão e adaptabilidad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22:48:05.118604074</meta:creation-date>
    <dc:date>2023-03-27T22:50:24.670833059</dc:date>
    <meta:editing-duration>PT9S</meta:editing-duration>
    <meta:editing-cycles>1</meta:editing-cycles>
    <meta:document-statistic meta:table-count="0" meta:image-count="0" meta:object-count="0" meta:page-count="1" meta:paragraph-count="13" meta:word-count="431" meta:character-count="2800" meta:non-whitespace-character-count="2390"/>
    <meta:generator>LibreOffice/7.3.7.2$Linux_X86_64 LibreOffice_project/30$Build-2</meta:generator>
  </office:meta>
</office:document-meta>
</file>